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99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ARABI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RCHIPELAG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ENA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ALTIC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LACK_FORES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ASTA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ONTINENTAL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RATER_LAK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ORTRES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HOST_LAK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OLD_RUSH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SLANDS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KING_OF_THE_HILL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EDITERRANEA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GRATION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ONGOLIA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NOMAD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RIVERS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ALT_MARSH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CANDANAV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EAM_ISLANDS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YUCATAN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TEPPE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BUDAP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VALLEY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TLANTIC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AND_OF_LAKES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AND_NOMAD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CENOTES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OLDEN_HILL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EGARANDOM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ICHI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MBUSH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CUSTOM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NILE_DELTA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OUNTAIN_PASS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ERENGETI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OCOTRA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KILIMANJARO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MBO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ESERT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IRT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IRT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DIRT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SS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ASS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CE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RASS_SNOW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DIRT_SNOW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JUNGL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EAV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LM_DESER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PINE_FOREST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OW_FOREST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HALLO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D_WATER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DEEP_WATER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AD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OAD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AMBOO_TREE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string" calcext:value-type="string">
            <text:p>BOAR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DEER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ARLIN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MARLIN2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DORADO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TUNA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SNAPPER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SHORE_FISH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FORAG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FOREST_TREE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HAWK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ACAW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1310" calcext:value-type="float">
            <text:p>1310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float" office:value="2311" calcext:value-type="float">
            <text:p>2311</text:p>
          </table:table-cell>
        </table:table-row>
        <table:table-row table:style-name="ro1">
          <table:table-cell office:value-type="string" calcext:value-type="string">
            <text:p>OAKTREE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string" calcext:value-type="string">
            <text:p>PALMTREE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string" calcext:value-type="string">
            <text:p>PINETREE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NOWPINETREE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string" calcext:value-type="string">
            <text:p>JUNGLETREE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string" calcext:value-type="string">
            <text:p>SHEEP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SKELETON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string" calcext:value-type="string">
            <text:p>STON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TREE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TREE2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TREE3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 office:value-type="string" calcext:value-type="string">
            <text:p>TREE4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TREE5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JAGUAR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RELIC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PLANTS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string" calcext:value-type="string">
            <text:p>JAVELINA</text:p>
          </table:table-cell>
          <table:table-cell office:value-type="float" office:value="822" calcext:value-type="float">
            <text:p>822</text:p>
          </table:table-cell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ANGONEL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MILITIA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VILLAGER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COUT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SPEARMA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GALLEY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string" calcext:value-type="string">
            <text:p>MONK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RADE_CAR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RCHERY_RANG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ARRACK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LACKSMITH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ARKE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ONASTERY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OUTPOST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string" calcext:value-type="string">
            <text:p>STABL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OWN_CENTER</text:p>
          </table:table-cell>
          <table:table-cell office:value-type="float" office:value="109" calcext:value-type="float">
            <text:p>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3:49:12.460000000</meta:creation-date>
    <dc:date>2019-10-12T13:52:07.210000000</dc:date>
    <meta:editing-duration>PT2M55S</meta:editing-duration>
    <meta:editing-cycles>1</meta:editing-cycles>
    <meta:document-statistic meta:table-count="1" meta:cell-count="254" meta:object-count="0"/>
    <meta:generator>LibreOffice/6.2.5.2$Windows_X86_64 LibreOffice_project/1ec314fa52f458adc18c4f025c545a4e8b22c159</meta:generator>
  </office:meta>
</office:document-meta>
</file>